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9f3c09040" style:family="table" style:master-page-name="ta-mp-0x7fd9f3c09040">
      <style:table-properties table:display="true" style:writing-mode="lr-tb"/>
    </style:style>
    <style:style style:name="ta-0x7fd9f3c09230" style:family="table" style:master-page-name="ta-mp-0x7fd9f3c09230">
      <style:table-properties table:display="true" style:writing-mode="lr-tb"/>
    </style:style>
    <style:style style:name="ta-0x7fd9f3c09420" style:family="table" style:master-page-name="ta-mp-0x7fd9f3c09420">
      <style:table-properties table:display="true" style:writing-mode="lr-tb"/>
    </style:style>
    <style:style style:name="ta-0x7fd9f3c09610" style:family="table" style:master-page-name="ta-mp-0x7fd9f3c09610">
      <style:table-properties table:display="true" style:writing-mode="lr-tb"/>
    </style:style>
    <style:style style:name="ta-0x7fd9f3c09800" style:family="table" style:master-page-name="ta-mp-0x7fd9f3c09800">
      <style:table-properties table:display="true" style:writing-mode="lr-tb"/>
    </style:style>
    <style:style style:name="ta-0x7fd9f3c099f0" style:family="table" style:master-page-name="ta-mp-0x7fd9f3c09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9f3c0101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113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188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12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17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9f3c18a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13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18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14b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1b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9f3c015d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19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9f3c01a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9f3c01cc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21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9f3c18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1d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229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1f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2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9f3c020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23b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9f3c024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9f3c0273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2b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9f3c18c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28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2c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29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30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9f3c02aa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2e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9f3c02f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9f3c031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36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9f3c18d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32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37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33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3a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9f3c035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388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9f3c039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9f3c03c0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40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d9f3c18e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3d2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d9f3c041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3e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45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d9f3c03f7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9f3c042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d9f3c044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14.75pt" style:use-optimal-column-width="fals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65.25pt" style:use-optimal-column-width="true"/>
    </style:style>
    <style:style style:name="ACOL-6" style:family="table-column">
      <style:table-column-properties style:column-width="60.00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173.2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d9f3c09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d9f3c0101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d9f3c01138" office:value-type="string">
            <text:p>addVariantProduct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2" gnm:cursor-row="1">
          <gnm:selection gnm:start-col="2" gnm:start-row="1" gnm:end-col="2" gnm:end-row="1"/>
        </gnm:selections>
      </table:table>
      <table:table table:name="AQA1_TestData" table:style-name="ta-0x7fd9f3c09230" table:print="false">
        <office:forms form:automatic-focus="false" form:apply-design-mode="false">
          <form:form/>
        </office:forms>
        <table:table-column table:default-cell-style-name="ACE-0x7fd9f3c18a20" table:style-name="ACOL-3"/>
        <table:table-column table:default-cell-style-name="ACE-0x7fd9f3c18a20" table:style-name="ACOL-4"/>
        <table:table-column table:default-cell-style-name="ACE-0x7fd9f3c18a20" table:style-name="ACOL-5"/>
        <table:table-column table:default-cell-style-name="ACE-0x7fd9f3c18a20" table:style-name="ACOL-6"/>
        <table:table-column table:default-cell-style-name="ACE-0x7fd9f3c18a20" table:style-name="ACOL-7"/>
        <table:table-column table:default-cell-style-name="ACE-0x7fd9f3c18a20" table:style-name="ACOL-5"/>
        <table:table-column table:default-cell-style-name="ACE-0x7fd9f3c18a20" table:style-name="ACOL-8"/>
        <table:table-column table:default-cell-style-name="ACE-0x7fd9f3c18a20" table:style-name="ACOL-0" table:number-columns-repeated="121"/>
        <table:table-row table:style-name="AROW-2">
          <table:table-cell table:style-name="ACE-0x7fd9f3c01260" office:value-type="string">
            <text:p>User Name</text:p>
          </table:table-cell>
          <table:table-cell table:style-name="ACE-0x7fd9f3c01388" office:value-type="string">
            <text:p>Password</text:p>
          </table:table-cell>
          <table:table-cell table:style-name="ACE-0x7fd9f3c014b0" office:value-type="string">
            <text:p>s_product_id</text:p>
          </table:table-cell>
          <table:table-cell table:style-name="ACE-0x7fd9f3c014b0" office:value-type="string">
            <text:p>Payment ID</text:p>
          </table:table-cell>
          <table:table-cell table:style-name="ACE-0x7fd9f3c015d8" office:value-type="string">
            <text:p>user_id</text:p>
          </table:table-cell>
          <table:table-cell table:number-columns-repeated="123" table:style-name="ACE-0x7fd9f3c18a20"/>
        </table:table-row>
        <table:table-row table:style-name="AROW-2">
          <table:table-cell table:style-name="ACE-0x7fd9f3c01700" office:value-type="string">
            <text:p>testapiuser@shopclues.com</text:p>
          </table:table-cell>
          <table:table-cell table:style-name="ACE-0x7fd9f3c01828" office:value-type="string">
            <text:p>e10adc3949ba59abbe56e057f20f883e</text:p>
          </table:table-cell>
          <table:table-cell table:style-name="ACE-0x7fd9f3c01828" office:value-type="float" office:value="4756008">
            <text:p>4756008</text:p>
          </table:table-cell>
          <table:table-cell table:style-name="ACE-0x7fd9f3c01828" office:value-type="float" office:value="61">
            <text:p>61</text:p>
          </table:table-cell>
          <table:table-cell table:style-name="ACE-0x7fd9f3c01950" office:value-type="float" office:value="7179169">
            <text:p>7179169</text:p>
          </table:table-cell>
          <table:table-cell table:style-name="ACE-0x7fd9f3c01a78"/>
          <table:table-cell table:number-columns-repeated="122" table:style-name="ACE-0x7fd9f3c18a20"/>
        </table:table-row>
        <table:table-row table:style-name="AROW-4">
          <table:table-cell table:number-columns-repeated="3" table:style-name="ACE-0x7fd9f3c18a20"/>
          <table:table-cell table:style-name="ACE-0x7fd9f3c01ba0"/>
          <table:table-cell table:number-columns-repeated="124" table:style-name="ACE-0x7fd9f3c18a2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2_TestData" table:style-name="ta-0x7fd9f3c09420" table:print="false">
        <office:forms form:automatic-focus="false" form:apply-design-mode="false">
          <form:form/>
        </office:forms>
        <table:table-column table:default-cell-style-name="ACE-0x7fd9f3c18b48" table:style-name="ACOL-3"/>
        <table:table-column table:default-cell-style-name="ACE-0x7fd9f3c18b48" table:style-name="ACOL-4"/>
        <table:table-column table:default-cell-style-name="ACE-0x7fd9f3c18b48" table:style-name="ACOL-5"/>
        <table:table-column table:default-cell-style-name="ACE-0x7fd9f3c18b48" table:style-name="ACOL-6"/>
        <table:table-column table:default-cell-style-name="ACE-0x7fd9f3c18b48" table:style-name="ACOL-7"/>
        <table:table-column table:default-cell-style-name="ACE-0x7fd9f3c18b48" table:style-name="ACOL-5"/>
        <table:table-column table:default-cell-style-name="ACE-0x7fd9f3c18b48" table:style-name="ACOL-8"/>
        <table:table-column table:default-cell-style-name="ACE-0x7fd9f3c18b48" table:style-name="ACOL-0" table:number-columns-repeated="121"/>
        <table:table-row table:style-name="AROW-2">
          <table:table-cell table:style-name="ACE-0x7fd9f3c01cc8" office:value-type="string">
            <text:p>User Name</text:p>
          </table:table-cell>
          <table:table-cell table:style-name="ACE-0x7fd9f3c01df0" office:value-type="string">
            <text:p>Password</text:p>
          </table:table-cell>
          <table:table-cell table:style-name="ACE-0x7fd9f3c01f18" office:value-type="string">
            <text:p>s_product_id</text:p>
          </table:table-cell>
          <table:table-cell table:style-name="ACE-0x7fd9f3c01f18" office:value-type="string">
            <text:p>Payment ID</text:p>
          </table:table-cell>
          <table:table-cell table:style-name="ACE-0x7fd9f3c02040" office:value-type="string">
            <text:p>user_id</text:p>
          </table:table-cell>
          <table:table-cell table:number-columns-repeated="123" table:style-name="ACE-0x7fd9f3c18b48"/>
        </table:table-row>
        <table:table-row table:style-name="AROW-2">
          <table:table-cell table:style-name="ACE-0x7fd9f3c02168" office:value-type="string">
            <text:p>testapiuser@shopclues.com</text:p>
          </table:table-cell>
          <table:table-cell table:style-name="ACE-0x7fd9f3c02290" office:value-type="string">
            <text:p>e10adc3949ba59abbe56e057f20f883e</text:p>
          </table:table-cell>
          <table:table-cell table:style-name="ACE-0x7fd9f3c02290" office:value-type="float" office:value="4756008">
            <text:p>4756008</text:p>
          </table:table-cell>
          <table:table-cell table:style-name="ACE-0x7fd9f3c02290" office:value-type="float" office:value="61">
            <text:p>61</text:p>
          </table:table-cell>
          <table:table-cell table:style-name="ACE-0x7fd9f3c023b8" office:value-type="float" office:value="7179169">
            <text:p>7179169</text:p>
          </table:table-cell>
          <table:table-cell table:style-name="ACE-0x7fd9f3c024e0"/>
          <table:table-cell table:number-columns-repeated="122" table:style-name="ACE-0x7fd9f3c18b48"/>
        </table:table-row>
        <table:table-row table:style-name="AROW-4">
          <table:table-cell table:number-columns-repeated="3" table:style-name="ACE-0x7fd9f3c18b48"/>
          <table:table-cell table:style-name="ACE-0x7fd9f3c02608"/>
          <table:table-cell table:number-columns-repeated="124" table:style-name="ACE-0x7fd9f3c18b4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d9f3c09610" table:print="false">
        <office:forms form:automatic-focus="false" form:apply-design-mode="false">
          <form:form/>
        </office:forms>
        <table:table-column table:default-cell-style-name="ACE-0x7fd9f3c18c70" table:style-name="ACOL-3"/>
        <table:table-column table:default-cell-style-name="ACE-0x7fd9f3c18c70" table:style-name="ACOL-4"/>
        <table:table-column table:default-cell-style-name="ACE-0x7fd9f3c18c70" table:style-name="ACOL-5"/>
        <table:table-column table:default-cell-style-name="ACE-0x7fd9f3c18c70" table:style-name="ACOL-6"/>
        <table:table-column table:default-cell-style-name="ACE-0x7fd9f3c18c70" table:style-name="ACOL-7"/>
        <table:table-column table:default-cell-style-name="ACE-0x7fd9f3c18c70" table:style-name="ACOL-5"/>
        <table:table-column table:default-cell-style-name="ACE-0x7fd9f3c18c70" table:style-name="ACOL-8"/>
        <table:table-column table:default-cell-style-name="ACE-0x7fd9f3c18c70" table:style-name="ACOL-0" table:number-columns-repeated="121"/>
        <table:table-row table:style-name="AROW-2">
          <table:table-cell table:style-name="ACE-0x7fd9f3c02730" office:value-type="string">
            <text:p>User Name</text:p>
          </table:table-cell>
          <table:table-cell table:style-name="ACE-0x7fd9f3c02858" office:value-type="string">
            <text:p>Password</text:p>
          </table:table-cell>
          <table:table-cell table:style-name="ACE-0x7fd9f3c02980" office:value-type="string">
            <text:p>s_product_id</text:p>
          </table:table-cell>
          <table:table-cell table:style-name="ACE-0x7fd9f3c02980" office:value-type="string">
            <text:p>Payment ID</text:p>
          </table:table-cell>
          <table:table-cell table:style-name="ACE-0x7fd9f3c02aa8" office:value-type="string">
            <text:p>user_id</text:p>
          </table:table-cell>
          <table:table-cell table:number-columns-repeated="123" table:style-name="ACE-0x7fd9f3c18c70"/>
        </table:table-row>
        <table:table-row table:style-name="AROW-2">
          <table:table-cell table:style-name="ACE-0x7fd9f3c02bd0" office:value-type="string">
            <text:p>testapiuser@shopclues.com</text:p>
          </table:table-cell>
          <table:table-cell table:style-name="ACE-0x7fd9f3c02cf8" office:value-type="string">
            <text:p>e10adc3949ba59abbe56e057f20f883e</text:p>
          </table:table-cell>
          <table:table-cell table:style-name="ACE-0x7fd9f3c02cf8" office:value-type="float" office:value="4756008">
            <text:p>4756008</text:p>
          </table:table-cell>
          <table:table-cell table:style-name="ACE-0x7fd9f3c02cf8" office:value-type="float" office:value="61">
            <text:p>61</text:p>
          </table:table-cell>
          <table:table-cell table:style-name="ACE-0x7fd9f3c02e20" office:value-type="float" office:value="7179169">
            <text:p>7179169</text:p>
          </table:table-cell>
          <table:table-cell table:style-name="ACE-0x7fd9f3c02f48"/>
          <table:table-cell table:number-columns-repeated="122" table:style-name="ACE-0x7fd9f3c18c70"/>
        </table:table-row>
        <table:table-row table:style-name="AROW-4">
          <table:table-cell table:number-columns-repeated="3" table:style-name="ACE-0x7fd9f3c18c70"/>
          <table:table-cell table:style-name="ACE-0x7fd9f3c03070"/>
          <table:table-cell table:number-columns-repeated="124" table:style-name="ACE-0x7fd9f3c18c7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d9f3c09800" table:print="false">
        <office:forms form:automatic-focus="false" form:apply-design-mode="false">
          <form:form/>
        </office:forms>
        <table:table-column table:default-cell-style-name="ACE-0x7fd9f3c18d98" table:style-name="ACOL-3"/>
        <table:table-column table:default-cell-style-name="ACE-0x7fd9f3c18d98" table:style-name="ACOL-4"/>
        <table:table-column table:default-cell-style-name="ACE-0x7fd9f3c18d98" table:style-name="ACOL-5"/>
        <table:table-column table:default-cell-style-name="ACE-0x7fd9f3c18d98" table:style-name="ACOL-6"/>
        <table:table-column table:default-cell-style-name="ACE-0x7fd9f3c18d98" table:style-name="ACOL-7"/>
        <table:table-column table:default-cell-style-name="ACE-0x7fd9f3c18d98" table:style-name="ACOL-5"/>
        <table:table-column table:default-cell-style-name="ACE-0x7fd9f3c18d98" table:style-name="ACOL-8"/>
        <table:table-column table:default-cell-style-name="ACE-0x7fd9f3c18d98" table:style-name="ACOL-0" table:number-columns-repeated="121"/>
        <table:table-row table:style-name="AROW-2">
          <table:table-cell table:style-name="ACE-0x7fd9f3c03198" office:value-type="string">
            <text:p>User Name</text:p>
          </table:table-cell>
          <table:table-cell table:style-name="ACE-0x7fd9f3c032c0" office:value-type="string">
            <text:p>Password</text:p>
          </table:table-cell>
          <table:table-cell table:style-name="ACE-0x7fd9f3c033e8" office:value-type="string">
            <text:p>s_product_id</text:p>
          </table:table-cell>
          <table:table-cell table:style-name="ACE-0x7fd9f3c033e8" office:value-type="string">
            <text:p>Payment ID</text:p>
          </table:table-cell>
          <table:table-cell table:style-name="ACE-0x7fd9f3c03510" office:value-type="string">
            <text:p>user_id</text:p>
          </table:table-cell>
          <table:table-cell table:number-columns-repeated="123" table:style-name="ACE-0x7fd9f3c18d98"/>
        </table:table-row>
        <table:table-row table:style-name="AROW-2">
          <table:table-cell table:style-name="ACE-0x7fd9f3c03638" office:value-type="string">
            <text:p>testapiuser@shopclues.com</text:p>
          </table:table-cell>
          <table:table-cell table:style-name="ACE-0x7fd9f3c03760" office:value-type="string">
            <text:p>e10adc3949ba59abbe56e057f20f883e</text:p>
          </table:table-cell>
          <table:table-cell table:style-name="ACE-0x7fd9f3c03760" office:value-type="float" office:value="4756008">
            <text:p>4756008</text:p>
          </table:table-cell>
          <table:table-cell table:style-name="ACE-0x7fd9f3c03760" office:value-type="float" office:value="61">
            <text:p>61</text:p>
          </table:table-cell>
          <table:table-cell table:style-name="ACE-0x7fd9f3c03888" office:value-type="float" office:value="7179169">
            <text:p>7179169</text:p>
          </table:table-cell>
          <table:table-cell table:style-name="ACE-0x7fd9f3c039b0"/>
          <table:table-cell table:number-columns-repeated="122" table:style-name="ACE-0x7fd9f3c18d98"/>
        </table:table-row>
        <table:table-row table:style-name="AROW-4">
          <table:table-cell table:number-columns-repeated="3" table:style-name="ACE-0x7fd9f3c18d98"/>
          <table:table-cell table:style-name="ACE-0x7fd9f3c03ad8"/>
          <table:table-cell table:number-columns-repeated="124" table:style-name="ACE-0x7fd9f3c18d9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d9f3c099f0" table:print="false">
        <office:forms form:automatic-focus="false" form:apply-design-mode="false">
          <form:form/>
        </office:forms>
        <table:table-column table:default-cell-style-name="ACE-0x7fd9f3c18ec0" table:style-name="ACOL-3"/>
        <table:table-column table:default-cell-style-name="ACE-0x7fd9f3c18ec0" table:style-name="ACOL-4"/>
        <table:table-column table:default-cell-style-name="ACE-0x7fd9f3c18ec0" table:style-name="ACOL-5"/>
        <table:table-column table:default-cell-style-name="ACE-0x7fd9f3c18ec0" table:style-name="ACOL-6"/>
        <table:table-column table:default-cell-style-name="ACE-0x7fd9f3c18ec0" table:style-name="ACOL-7"/>
        <table:table-column table:default-cell-style-name="ACE-0x7fd9f3c18ec0" table:style-name="ACOL-5"/>
        <table:table-column table:default-cell-style-name="ACE-0x7fd9f3c18ec0" table:style-name="ACOL-8"/>
        <table:table-column table:default-cell-style-name="ACE-0x7fd9f3c18ec0" table:style-name="ACOL-0" table:number-columns-repeated="121"/>
        <table:table-row table:style-name="AROW-2">
          <table:table-cell table:style-name="ACE-0x7fd9f3c03c00" office:value-type="string">
            <text:p>User Name</text:p>
          </table:table-cell>
          <table:table-cell table:style-name="ACE-0x7fd9f3c03d28" office:value-type="string">
            <text:p>Password</text:p>
          </table:table-cell>
          <table:table-cell table:style-name="ACE-0x7fd9f3c03e50" office:value-type="string">
            <text:p>s_product_id</text:p>
          </table:table-cell>
          <table:table-cell table:style-name="ACE-0x7fd9f3c03e50" office:value-type="string">
            <text:p>Payment ID</text:p>
          </table:table-cell>
          <table:table-cell table:style-name="ACE-0x7fd9f3c03f78" office:value-type="string">
            <text:p>user_id</text:p>
          </table:table-cell>
          <table:table-cell table:number-columns-repeated="123" table:style-name="ACE-0x7fd9f3c18ec0"/>
        </table:table-row>
        <table:table-row table:style-name="AROW-2">
          <table:table-cell table:style-name="ACE-0x7fd9f3c040a0" office:value-type="string">
            <text:p>testapiuser@shopclues.com</text:p>
          </table:table-cell>
          <table:table-cell table:style-name="ACE-0x7fd9f3c041c8" office:value-type="string">
            <text:p>e10adc3949ba59abbe56e057f20f883e</text:p>
          </table:table-cell>
          <table:table-cell table:style-name="ACE-0x7fd9f3c041c8" office:value-type="float" office:value="4756008">
            <text:p>4756008</text:p>
          </table:table-cell>
          <table:table-cell table:style-name="ACE-0x7fd9f3c041c8" office:value-type="float" office:value="61">
            <text:p>61</text:p>
          </table:table-cell>
          <table:table-cell table:style-name="ACE-0x7fd9f3c042f0" office:value-type="float" office:value="7179169">
            <text:p>7179169</text:p>
          </table:table-cell>
          <table:table-cell table:style-name="ACE-0x7fd9f3c04418"/>
          <table:table-cell table:number-columns-repeated="122" table:style-name="ACE-0x7fd9f3c18ec0"/>
        </table:table-row>
        <table:table-row table:style-name="AROW-4">
          <table:table-cell table:number-columns-repeated="3" table:style-name="ACE-0x7fd9f3c18ec0"/>
          <table:table-cell table:style-name="ACE-0x7fd9f3c04540"/>
          <table:table-cell table:number-columns-repeated="124" table:style-name="ACE-0x7fd9f3c18ec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9f3bf39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9f3c0d2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9f3b8af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9f3be34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9f3c165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9f3c174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9f3c09040" style:display-name="TestCase" style:page-layout-name="pl-0x7fd9f3bf39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9f3c09230" style:display-name="AQA1_TestData" style:page-layout-name="pl-0x7fd9f3c0d2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9f3c09420" style:display-name="AQA2_TestData" style:page-layout-name="pl-0x7fd9f3b8af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9f3c09610" style:display-name="AQA3_TestData" style:page-layout-name="pl-0x7fd9f3be34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9f3c09800" style:display-name="AQA4_TestData" style:page-layout-name="pl-0x7fd9f3c165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9f3c099f0" style:display-name="AQA5_TestData" style:page-layout-name="pl-0x7fd9f3c174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03:34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